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  <table:table-cell/>
          <table:table-cell table:style-name="ce1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1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1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1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1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1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5T18:07:04</meta:creation-date>
    <dc:date>2009-09-16T11:19:51</dc:date>
    <meta:editing-duration>PT00H03M10S</meta:editing-duration>
    <meta:editing-cycles>7</meta:editing-cycles>
    <meta:generator>OpenOffice.org/3.2$Linux OpenOffice.org_project/300m57$Build-9422</meta:generator>
    <meta:document-statistic meta:table-count="1" meta:cell-count="107" meta:object-count="0"/>
  </office:meta>
</office:document-meta>
</file>